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2.296cm" table:align="left"/>
    </style:style>
    <style:style style:name="Tabela1.A" style:family="table-column">
      <style:table-column-properties style:column-width="2.801cm"/>
    </style:style>
    <style:style style:name="Tabela1.B" style:family="table-column">
      <style:table-column-properties style:column-width="3.131cm"/>
    </style:style>
    <style:style style:name="Tabela1.C" style:family="table-column">
      <style:table-column-properties style:column-width="6.364cm"/>
    </style:style>
    <style:style style:name="Tabela1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a1.C1" style:family="table-cell">
      <style:table-cell-properties style:border-line-width="0.002cm 0.004cm 0.002cm" fo:padding="0.049cm" fo:border="0.2pt double #808080"/>
    </style:style>
    <style:style style:name="Tabela1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a1.C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text-properties officeooo:rsid="001ff752" officeooo:paragraph-rsid="001ff752"/>
    </style:style>
    <style:style style:name="P2" style:family="paragraph" style:parent-style-name="Standard">
      <style:text-properties officeooo:rsid="001ff752" officeooo:paragraph-rsid="0021b643"/>
    </style:style>
    <style:style style:name="P3" style:family="paragraph" style:parent-style-name="Standard">
      <style:text-properties officeooo:rsid="001ff752" officeooo:paragraph-rsid="002f5b2f"/>
    </style:style>
    <style:style style:name="P4" style:family="paragraph" style:parent-style-name="Standard">
      <style:text-properties officeooo:rsid="001ff752" officeooo:paragraph-rsid="00362e72"/>
    </style:style>
    <style:style style:name="P5" style:family="paragraph" style:parent-style-name="Standard">
      <style:text-properties fo:font-weight="bold" officeooo:rsid="001ff752" officeooo:paragraph-rsid="001ff752" style:font-weight-asian="bold" style:font-weight-complex="bold"/>
    </style:style>
    <style:style style:name="P6" style:family="paragraph" style:parent-style-name="Standard">
      <style:text-properties fo:font-weight="bold" officeooo:rsid="00327d80" officeooo:paragraph-rsid="00327d8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ff752" officeooo:paragraph-rsid="001ff752" style:font-weight-asian="bold" style:font-weight-complex="bold"/>
    </style:style>
    <style:style style:name="P8" style:family="paragraph" style:parent-style-name="Standard">
      <style:text-properties fo:font-style="italic" fo:font-weight="bold" officeooo:rsid="001ff752" officeooo:paragraph-rsid="001ff752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21b643" officeooo:paragraph-rsid="0021b643"/>
    </style:style>
    <style:style style:name="P10" style:family="paragraph" style:parent-style-name="Standard">
      <style:text-properties officeooo:rsid="00234f16" officeooo:paragraph-rsid="00234f16"/>
    </style:style>
    <style:style style:name="P11" style:family="paragraph" style:parent-style-name="Standard">
      <style:text-properties officeooo:rsid="0024a2a9" officeooo:paragraph-rsid="0024a2a9"/>
    </style:style>
    <style:style style:name="P12" style:family="paragraph" style:parent-style-name="Standard">
      <style:text-properties officeooo:rsid="0025edfa" officeooo:paragraph-rsid="0025edfa"/>
    </style:style>
    <style:style style:name="P13" style:family="paragraph" style:parent-style-name="Standard">
      <style:text-properties officeooo:rsid="0027c9c1" officeooo:paragraph-rsid="002f5b2f"/>
    </style:style>
    <style:style style:name="P14" style:family="paragraph" style:parent-style-name="Standard">
      <style:text-properties officeooo:rsid="0028600c" officeooo:paragraph-rsid="0028600c"/>
    </style:style>
    <style:style style:name="P15" style:family="paragraph" style:parent-style-name="Standard">
      <style:text-properties officeooo:rsid="002a5398" officeooo:paragraph-rsid="002a5398"/>
    </style:style>
    <style:style style:name="P16" style:family="paragraph" style:parent-style-name="Standard">
      <style:text-properties officeooo:rsid="002af587" officeooo:paragraph-rsid="002af587"/>
    </style:style>
    <style:style style:name="P17" style:family="paragraph" style:parent-style-name="Standard">
      <style:text-properties officeooo:rsid="002d2516" officeooo:paragraph-rsid="002f5b2f"/>
    </style:style>
    <style:style style:name="P18" style:family="paragraph" style:parent-style-name="Standard">
      <style:text-properties officeooo:rsid="002f1437" officeooo:paragraph-rsid="002f5b2f"/>
    </style:style>
    <style:style style:name="P19" style:family="paragraph" style:parent-style-name="Standard">
      <style:text-properties officeooo:rsid="002fa09f" officeooo:paragraph-rsid="002fa09f"/>
    </style:style>
    <style:style style:name="P20" style:family="paragraph" style:parent-style-name="Standard">
      <style:text-properties officeooo:rsid="0033c9e4" officeooo:paragraph-rsid="0033c9e4"/>
    </style:style>
    <style:style style:name="P21" style:family="paragraph" style:parent-style-name="Standard">
      <style:text-properties officeooo:rsid="0036bfd4" officeooo:paragraph-rsid="0036bfd4"/>
    </style:style>
    <style:style style:name="P22" style:family="paragraph" style:parent-style-name="Standard">
      <style:text-properties style:font-name="sans-serif" fo:font-size="13.5pt"/>
    </style:style>
    <style:style style:name="P23" style:family="paragraph" style:parent-style-name="Standard">
      <style:text-properties officeooo:paragraph-rsid="0036bfd4"/>
    </style:style>
    <style:style style:name="P24" style:family="paragraph" style:parent-style-name="Standard">
      <style:text-properties officeooo:rsid="0021b643" officeooo:paragraph-rsid="0021b6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eeb" style:font-weight-asian="bold" style:font-weight-complex="bold"/>
    </style:style>
    <style:style style:name="T3" style:family="text">
      <style:text-properties fo:font-weight="bold" officeooo:rsid="0036f9ff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1b643"/>
    </style:style>
    <style:style style:name="T7" style:family="text">
      <style:text-properties officeooo:rsid="002244c1"/>
    </style:style>
    <style:style style:name="T8" style:family="text">
      <style:text-properties officeooo:rsid="002af587"/>
    </style:style>
    <style:style style:name="T9" style:family="text">
      <style:text-properties officeooo:rsid="002cd5a4"/>
    </style:style>
    <style:style style:name="T10" style:family="text">
      <style:text-properties officeooo:rsid="0033c9e4"/>
    </style:style>
    <style:style style:name="T11" style:family="text">
      <style:text-properties officeooo:rsid="0034ebb2"/>
    </style:style>
    <style:style style:name="T12" style:family="text">
      <style:text-properties officeooo:rsid="0036bfd4"/>
    </style:style>
    <style:style style:name="T13" style:family="text">
      <style:text-properties style:font-name="sans-serif" fo:font-size="13.5pt"/>
    </style:style>
    <style:style style:name="T14" style:family="text">
      <style:text-properties style:font-name="sans-serif" fo:font-size="13.5pt" officeooo:rsid="0036bfd4"/>
    </style:style>
    <style:style style:name="T15" style:family="text">
      <style:text-properties officeooo:rsid="0036f9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venções no CakePHP 3</text:p>
      <text:p text:style-name="P1"/>
      <text:p text:style-name="P15"/>
      <text:p text:style-name="P15">A equipe do CakePHP é grande admiradora de convenção sobre <text:span text:style-name="T8">c</text:span>onfiguração. <text:span text:style-name="T8">Seguindo convenções você recebe funcionalidades gratuitamente e libera a si mesmo do pesadelo de manter arquivos de configuração.</text:span></text:p>
      <text:p text:style-name="P15"/>
      <text:p text:style-name="P19"><text:span text:style-name="T1">Aviso </text:span><text:span text:style-name="T2">Importante</text:span>: Portanto, antes de começar a trabalhar com Cake<text:span text:style-name="T11">PHP</text:span> é muito importante conhecer suas convenções para tirar delas enormes vantagens. Caso não as use o Cake<text:span text:style-name="T11">PHP</text:span> não será de muita ajuda.</text:p>
      <text:p text:style-name="P1"/>
      <text:p text:style-name="P5">Controllers</text:p>
      <text:p text:style-name="P5"/>
      <text:p text:style-name="P1">Nomes de classes tipo Controller devem estar no plural, ser CamelCase e terminarem com o sufixo Controller.</text:p>
      <text:p text:style-name="P1"/>
      <text:p text:style-name="P1">Exemplos: ClientesController, PeopleController e LatestArticlesController</text:p>
      <text:p text:style-name="P1"/>
      <text:p text:style-name="P1"><text:span text:style-name="T5">Actions</text:span> - Métodos public nos controllers são chamados de actions e se comunicam com views com mesmo nome que eles e extensão .ctp. </text:p>
      <text:p text:style-name="P1"/>
      <text:p text:style-name="P1">Um exemplo: o action Controller/ClientesController/index() é mapeado automaticamente para a view src/Template/Clientes/index.ctp.</text:p>
      <text:p text:style-name="P1"><text:s/></text:p>
      <text:p text:style-name="P1">Métodos protected ou private não podem ser acessados via Routing.</text:p>
      <text:p text:style-name="P1"/>
      <text:p text:style-name="P5">Considerações sobre URL para nomes de controllers</text:p>
      <text:p text:style-name="P1"/>
      <text:p text:style-name="P1">O ClientesController que está no arquivo ClientesController.php é chamado pelo navegador com:</text:p>
      <text:p text:style-name="P1"/>
      <text:p text:style-name="P1">http://localhost/aplicacao/clientes</text:p>
      <text:p text:style-name="P1"/>
      <text:p text:style-name="P1">Nomes de controllers com palavras compostas podem ficar assim:</text:p>
      <text:p text:style-name="P1">• /redApples</text:p>
      <text:p text:style-name="P1">• /RedApples</text:p>
      <text:p text:style-name="P1">• /Red_apples</text:p>
      <text:p text:style-name="P1">• /red_apples</text:p>
      <text:p text:style-name="P1"/>
      <text:p text:style-name="P1">Todos resolverão com o controller RedApples.</text:p>
      <text:p text:style-name="P1"/>
      <text:p text:style-name="P1">/red-apples/go-pick resolve para o action RedApplesController::goPick()</text:p>
      <text:p text:style-name="P1"/>
      <text:p text:style-name="P8">Criar links:</text:p>
      <text:p text:style-name="P1"/>
      <text:p text:style-name="P1">$this-&gt;Html-&gt;link('link-title', [</text:p>
      <text:p text:style-name="P1"><text:tab/>'prefix' =&gt; 'MyPrefix' // CamelCased</text:p>
      <text:p text:style-name="P1"><text:tab/>'plugin' =&gt; 'MyPlugin', // CamelCased</text:p>
      <text:p text:style-name="P1"><text:tab/>'controller' =&gt; 'ControllerName', // CamelCased</text:p>
      <text:p text:style-name="P1"><text:tab/>'action' =&gt; 'actionName' // camelCased</text:p>
      <text:p text:style-name="P1">]</text:p>
      <text:p text:style-name="P1"/>
      <text:p text:style-name="P5"><text:soft-page-break/>Namespaces</text:p>
      <text:p text:style-name="P1"/>
      <text:p text:style-name="P4">Todas as classes do core do CakePHP agora (3.x) usam namespaces e seguem as especificações de autoload (auto-carregamento) do <text:span text:style-name="T1">PSR-4</text:span>. </text:p>
      <text:p text:style-name="P4"/>
      <text:p text:style-name="P4">Por exemplo </text:p>
      <text:p text:style-name="P1">src/Cache/Cache.php </text:p>
      <text:p text:style-name="P1"/>
      <text:p text:style-name="P1">tem o namespace </text:p>
      <text:p text:style-name="P1">Cake\Cache\Cache</text:p>
      <text:p text:style-name="P1"/>
      <text:p text:style-name="P1">Constantes globais e métodos de helpers como __() e debug() não usam namespaces por questões de conveniência.</text:p>
      <text:p text:style-name="P1"/>
      <text:p text:style-name="P1"/>
      <text:p text:style-name="P5">Nomes de arquivos e Classes:</text:p>
      <text:p text:style-name="P1"/>
      <text:p text:style-name="P1">Classe KissesAndHugsController está no arquivo KissesAnd-HugsController.php</text:p>
      <text:p text:style-name="P16">Classe ClientesController está no arquivo ClientesController.php.</text:p>
      <text:p text:style-name="P16"/>
      <text:p text:style-name="P21">Alguns exemplos de classes e seus arquivos:</text:p>
      <text:p text:style-name="P21"/>
      <text:p text:style-name="P23"><text:span text:style-name="T12">• O</text:span><text:span text:style-name="T14"> Controller class </text:span><text:span text:style-name="T13">KissesAndHugsController </text:span><text:span text:style-name="T14">deve estar no arquivo com nome</text:span></text:p>
      <text:p text:style-name="P22">KissesAndHugsController.php</text:p>
      <text:p text:style-name="P23">• <text:span text:style-name="T12">O</text:span><text:span text:style-name="T13"> Component class MyHandyComponent </text:span><text:span text:style-name="T14">deve estar no arquivo com nome</text:span></text:p>
      <text:p text:style-name="P22">MyHandyComponent.php</text:p>
      <text:p text:style-name="P23">• <text:span text:style-name="T12">A</text:span><text:span text:style-name="T13"> Table class OptionValuesTable </text:span><text:span text:style-name="T14">deve estar no arquivo com nome</text:span></text:p>
      <text:p text:style-name="P22">OptionValuesTable.php</text:p>
      <text:p text:style-name="P23">• <text:span text:style-name="T12">A</text:span><text:span text:style-name="T13"> Entity class OptionValue </text:span><text:span text:style-name="T14">deve estar no arquivo com nome</text:span><text:span text:style-name="T13"> OptionValue.php</text:span></text:p>
      <text:p text:style-name="P23">• <text:span text:style-name="T12">O</text:span><text:span text:style-name="T13"> Behavior class EspeciallyFunkableBehavior </text:span><text:span text:style-name="T14">deve estar no arquivo com nome</text:span><text:span text:style-name="T13"> EspeciallyFunkableBehavior.php</text:span></text:p>
      <text:p text:style-name="P23">• <text:span text:style-name="T12">A</text:span><text:span text:style-name="T13"> View class SuperSimpleView would </text:span><text:span text:style-name="T14">deve estar no arquivo com nome</text:span><text:span text:style-name="T13"> SuperSimpleView.php</text:span></text:p>
      <text:p text:style-name="P23">• <text:span text:style-name="T12">O</text:span><text:span text:style-name="T13"> Helper class BestEverHelper </text:span><text:span text:style-name="T14">deve estar no arquivo com nome</text:span><text:span text:style-name="T13"> BestEverHelper.php</text:span></text:p>
      <text:p text:style-name="P21"/>
      <text:p text:style-name="P1"/>
      <text:p text:style-name="P5">Model e Bancos de Dados</text:p>
      <text:p text:style-name="P1"/>
      <text:p text:style-name="P1"><text:span text:style-name="T5">Nomes de classes</text:span><text:span text:style-name="T4"> </text:span><text:span text:style-name="T5">Table</text:span> - são no plural e CamelCase</text:p>
      <text:p text:style-name="P1"/>
      <text:p text:style-name="P6">Chave Primária</text:p>
      <text:p text:style-name="P11">Toda tabela, obrigatoriamente deve ter uma chave primária e o nome da chave deve ser id.</text:p>
      <text:p text:style-name="P11"/>
      <text:p text:style-name="P12">O Cake tem um recurso online importante para mostrar o plural de nomes:</text:p>
      <text:p text:style-name="P12"><text:a xlink:type="simple" xlink:href="http://inflector.cakephp.org/" text:style-name="Internet_20_link" text:visited-style-name="Visited_20_Internet_20_Link">http://inflector.cakephp.org/</text:a></text:p>
      <text:p text:style-name="P12"><text:soft-page-break/></text:p>
      <text:p text:style-name="P1"><text:span text:style-name="T5">Nomes válidos</text:span>: Clientes, Pelople, BigPeople e ReallyBigPeople</text:p>
      <text:p text:style-name="P1"/>
      <text:p text:style-name="P2"><text:span text:style-name="T5">Nomes de tabelas</text:span> são <text:span text:style-name="T6">em minúsculas, </text:span>no plural e palavras compostas separadas por sublinhado. Nomes de tabelas para os acima: </text:p>
      <text:p text:style-name="P2"><text:line-break/>clientes, people, big_people e really_big_people</text:p>
      <text:p text:style-name="P2"/>
      <text:p text:style-name="P13"><text:span text:style-name="T9">A convenção é para usar</text:span> <text:s/><text:span text:style-name="T9">tabelas e campos</text:span> <text:span text:style-name="T9">com nomes na</text:span> língua inglesa.</text:p>
      <text:p text:style-name="P17">Se por alguma razão precisar usar nomes de tabelas em outro idioma, então você deve usar a classe utility:</text:p>
      <text:p text:style-name="P17"/>
      <text:p text:style-name="P17">Cake\Utility\Inflector</text:p>
      <text:p text:style-name="P17"/>
      <text:p text:style-name="P18"><text:span text:style-name="T1">Nomes de campos</text:span> compostos são separados por sublinhado: first_name.</text:p>
      <text:p text:style-name="P3"/>
      <text:p text:style-name="P1"><text:span text:style-name="T5">Nomes de campos</text:span> são em minúsculas e quando compostos por palavras compostas são separados por sublinhado.</text:p>
      <text:p text:style-name="P1"/>
      <text:p text:style-name="P14">Se usarmos os <text:span text:style-name="T1">campos username e password</text:span> (com estes nomes) na tabela users, o Cake deve estar apto para auto-configurar muitas coisas para nós, quando implementando o user login.</text:p>
      <text:p text:style-name="P1"/>
      <text:p text:style-name="P1">Obs.: quando usar autenticação use o tamanho do campo password com varchar(255).</text:p>
      <text:p text:style-name="P1">Também ajuda adicionar um campo chamado role na tabela users.</text:p>
      <text:p text:style-name="P1"/>
      <text:p text:style-name="P5"/>
      <text:p text:style-name="P5">Relacionamentos</text:p>
      <text:p text:style-name="P1"/>
      <text:p text:style-name="P1">Chave estrangeira nos relacionamentos hasMany, belongsTo ou hasOne são reconhecidas por default com o nome (singular) da tabela relacionada seguida de "_id".</text:p>
      <text:p text:style-name="P1"/>
      <text:p text:style-name="P9">Exemplos: groups e users. Em <text:span text:style-name="T10">users</text:span> o campo <text:span text:style-name="T10">group</text:span>_id para relacionar.</text:p>
      <text:p text:style-name="P20">Relacionamento entre articles e users. Em articles adicionar o campo user_id.</text:p>
      <text:p text:style-name="P1"/>
      <text:p text:style-name="P1">Relacionamentos</text:p>
      <text:p text:style-name="P1"/>
      <text:p text:style-name="P1">Um - Muitos - hasMany</text:p>
      <text:p text:style-name="P1">Se relacionamos Articles com User, inserimos um campo user_id em articles.</text:p>
      <text:p text:style-name="P1">No model UsersTable </text:p>
      <text:p text:style-name="P1">Um Users pode conter muitos (hasMany) Articles</text:p>
      <text:p text:style-name="P1">Muitos Articles belongsTo Users</text:p>
      <text:p text:style-name="P1">Ver documentação <text:span text:style-name="T6">para detalhes.</text:span></text:p>
      <text:p text:style-name="P1"/>
      <text:p text:style-name="P1">Relacionamento Muitos para Muitos</text:p>
      <text:p text:style-name="P1">Exemplo: Para relacionamento muitos para muitos de platillos com cocineros, criaremos a tabela</text:p>
      <text:p text:style-name="P1">create table cocineros_platillos(</text:p>
      <text:p text:style-name="P1"><text:tab/>id int unsigned auto_increment primary key,</text:p>
      <text:p text:style-name="P1"><text:tab/>cocinero_id int(11) not null,</text:p>
      <text:p text:style-name="P1"><text:tab/>platillo_id int(11) not null</text:p>
      <text:p text:style-name="P1">);</text:p>
      <text:p text:style-name="P9"><text:soft-page-break/><text:span text:style-name="T3">Tipos de </text:span><text:span text:style-name="T1">Relacionamentos</text:span>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one to one</text:p>
          </table:table-cell>
          <table:table-cell table:style-name="Tabela1.A1" office:value-type="string">
            <text:p text:style-name="Table_20_Contents">hasOne</text:p>
          </table:table-cell>
          <table:table-cell table:style-name="Tabela1.C1" office:value-type="string">
            <text:p text:style-name="Table_20_Contents">A user has one profile.</text:p>
          </table:table-cell>
        </table:table-row>
        <table:table-row>
          <table:table-cell table:style-name="Tabela1.A2" office:value-type="string">
            <text:p text:style-name="Table_20_Contents">one to many</text:p>
          </table:table-cell>
          <table:table-cell table:style-name="Tabela1.A2" office:value-type="string">
            <text:p text:style-name="Table_20_Contents">hasMany</text:p>
          </table:table-cell>
          <table:table-cell table:style-name="Tabela1.C2" office:value-type="string">
            <text:p text:style-name="Table_20_Contents">A user can have multiple articles.</text:p>
          </table:table-cell>
        </table:table-row>
        <table:table-row>
          <table:table-cell table:style-name="Tabela1.A2" office:value-type="string">
            <text:p text:style-name="Table_20_Contents">many to one</text:p>
          </table:table-cell>
          <table:table-cell table:style-name="Tabela1.A2" office:value-type="string">
            <text:p text:style-name="Table_20_Contents">belongsTo</text:p>
          </table:table-cell>
          <table:table-cell table:style-name="Tabela1.C2" office:value-type="string">
            <text:p text:style-name="Table_20_Contents">Many articles belong to a user.</text:p>
          </table:table-cell>
        </table:table-row>
        <table:table-row>
          <table:table-cell table:style-name="Tabela1.A2" office:value-type="string">
            <text:p text:style-name="Table_20_Contents">many to many</text:p>
          </table:table-cell>
          <table:table-cell table:style-name="Tabela1.A2" office:value-type="string">
            <text:p text:style-name="Table_20_Contents">belongsToMany</text:p>
          </table:table-cell>
          <table:table-cell table:style-name="Tabela1.C2" office:value-type="string">
            <text:p text:style-name="Table_20_Contents">Tags belong to many articles.</text:p>
          </table:table-cell>
        </table:table-row>
      </table:table>
      <text:p text:style-name="P1"/>
      <text:p text:style-name="P1"/>
      <text:p text:style-name="P1">Para uma classe Bakers teremos uma chave estrangeira assim: baker_id.</text:p>
      <text:p text:style-name="P1">Para uma tabela como category_types a chave estrangeira será category_type_id.</text:p>
      <text:p text:style-name="P1"/>
      <text:p text:style-name="P1">Nomes de campos especiais, <text:span text:style-name="T6">que levam o Cake a tomar iniciativas importantes para nós</text:span>:</text:p>
      <text:p text:style-name="P1">title</text:p>
      <text:p text:style-name="P1">created</text:p>
      <text:p text:style-name="P1">modified</text:p>
      <text:p text:style-name="P1"/>
      <text:p text:style-name="P5">Convenções para as Views</text:p>
      <text:p text:style-name="P1"/>
      <text:p text:style-name="P9">As views tem nomes de arquivos em minúsculas com extensão .ctp.</text:p>
      <text:p text:style-name="P1">O método getReady() do conroller PeopleController está associado ao template/view src/Template/People/get_ready.ctp.</text:p>
      <text:p text:style-name="P1"/>
      <text:p text:style-name="P5">Exemplo geral:</text:p>
      <text:p text:style-name="P1"/>
      <text:p text:style-name="P1">• Database table: “people”</text:p>
      <text:p text:style-name="P1">• Table class: “PeopleTable”, found at src/Model/Table/PeopleTable.php</text:p>
      <text:p text:style-name="P1">• Entity class: “Person”, found at src/Model/Entity/Person.php</text:p>
      <text:p text:style-name="P1">• Controller class: “PeopleController”, found at src/Controller/PeopleController.php</text:p>
      <text:p text:style-name="P1">• View template, found at src/Template/People/index.ctp</text:p>
      <text:p text:style-name="P1"/>
      <text:p text:style-name="P1">Usando essas convenções o CakePHP sabe que uma requisição para <text:a xlink:type="simple" xlink:href="http://localhost/aplicativo/people" text:style-name="Internet_20_link" text:visited-style-name="Visited_20_Internet_20_Link">http://localhost/aplicativo/people</text:a> mapeia para uma chamada da função index() do PeopleController, onde o model Person está automaticamente disponível (e automaticamente vinculado à tabela people do banco) e renderizada para um arquivo <text:span text:style-name="T7">src/Template/People/index.ctp</text:span>. Nenhum desses relacionamentos precisa ser configurado por qualquer meio mas apenas pela criação de arquivos e classes que precisamos criar sempre <text:span text:style-name="T7">seguindo as convenções</text:span>. </text:p>
      <text:p text:style-name="P1"/>
      <text:p text:style-name="P5">Arquivos da Aplicação</text:p>
      <text:p text:style-name="P1"/>
      <text:p text:style-name="P1">Todos os arquivos da aplicação que criamos ficam na pasta src.</text:p>
      <text:p text:style-name="P5">Criptografia</text:p>
      <text:p text:style-name="P1">Por padrão o CakePHP 3.x usa a criptografia bcrypt para proteger as senhas.</text:p>
      <text:p text:style-name="P1"/>
      <text:p text:style-name="P10">Documentação oficial</text:p>
      <text:p text:style-name="P10"><text:a xlink:type="simple" xlink:href="http://book.cakephp.org/3.0/pt/intro/conventions.html" text:style-name="Internet_20_link" text:visited-style-name="Visited_20_Internet_20_Link">http://book.cakephp.org/3.0/pt/intro/conventions.html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7:49:52.933000000</meta:creation-date>
    <dc:date>2016-05-25T09:07:20.927395966</dc:date>
    <meta:editing-duration>PT43M24S</meta:editing-duration>
    <meta:editing-cycles>23</meta:editing-cycles>
    <meta:generator>LibreOffice/5.0.5.2$Linux_X86_64 LibreOffice_project/00m0$Build-2</meta:generator>
    <meta:document-statistic meta:table-count="1" meta:image-count="0" meta:object-count="0" meta:page-count="4" meta:paragraph-count="118" meta:word-count="897" meta:character-count="6451" meta:non-whitespace-character-count="5653"/>
  </office:meta>
</office:document-meta>
</file>